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0" style:family="graphic" style:parent-style-name="standard">
      <style:graphic-properties draw:marker-start="" draw:textarea-horizontal-align="justify" draw:textarea-vertical-align="middle" draw:auto-grow-height="false" fo:min-height="0.6cm" fo:min-width="0.49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paragraph-properties fo:text-align="center"/>
      <style:text-properties fo:font-size="10pt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ffff"/>
    </style:style>
    <style:style style:name="T1" style:family="text">
      <style:text-properties fo:font-size="10pt"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1.4cm" svg:height="1cm" svg:x="2cm" svg:y="1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2cm" svg:height="2cm" svg:x="10.2cm" svg:y="12.4cm">
          <text:p text:style-name="P3"><text:span text:style-name="T2">Escrito</text:span></text:p>
          <text:p text:style-name="P3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3.2cm" svg:height="1.4cm" svg:x="19cm" svg:y="8.6cm">
          <text:p text:style-name="P3">EDIC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2cm" svg:height="1.4cm" svg:x="8.4cm" svg:y="2.2cm">
          <text:p text:style-name="P3">FIDELIZADO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2cm" svg:height="1.4cm" svg:x="18cm" svg:y="2.3cm">
          <text:p text:style-name="P3">VENTAS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2cm" svg:height="1.4cm" svg:x="1.4cm" svg:y="10.8cm">
          <text:p text:style-name="P3">AUTOR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2cm" svg:height="2cm" svg:x="13.4cm" svg:y="2.6cm">
          <text:p text:style-name="P3"><text:span text:style-name="T2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6cm" svg:y1="11.5cm" svg:x2="10.2cm" svg:y2="13.4cm" draw:start-shape="id1" draw:start-glue-point="1" draw:end-shape="id2" svg:d="M4600 11500h2800v1900h2800" svg:viewBox="0 0 5601 1901">
          <text:p/>
        </draw:connector>
        <draw:connector draw:style-name="gr4" draw:text-style-name="P3" draw:layer="layout" svg:x1="12.4cm" svg:y1="13.4cm" svg:x2="19cm" svg:y2="9.3cm" draw:start-shape="id2" draw:start-glue-point="7" draw:end-shape="id3" draw:end-glue-point="3" svg:d="M12400 13400h3301v-4100h3299" svg:viewBox="0 0 6601 4101">
          <text:p/>
        </draw:connector>
        <draw:connector draw:style-name="gr4" draw:text-style-name="P3" draw:layer="layout" svg:x1="15.6cm" svg:y1="3.6cm" svg:x2="18cm" svg:y2="3cm" draw:start-shape="id4" draw:start-glue-point="7" draw:end-shape="id5" svg:d="M15600 3600h1201v-600h1199" svg:viewBox="0 0 2401 601">
          <text:p/>
        </draw:connector>
        <draw:connector draw:style-name="gr4" draw:text-style-name="P3" draw:layer="layout" svg:x1="11.6cm" svg:y1="2.9cm" svg:x2="13.4cm" svg:y2="3.6cm" draw:start-shape="id6" draw:start-glue-point="1" draw:end-shape="id4" draw:end-glue-point="5" svg:d="M11600 2900h1020v700h780" svg:viewBox="0 0 1801 701">
          <text:p/>
        </draw:connector>
        <draw:custom-shape draw:style-name="gr5" draw:text-style-name="P5" xml:id="id8" draw:id="id8" draw:layer="layout" svg:width="1.4cm" svg:height="0.8cm" svg:x="17.8cm" svg:y="10.8cm">
          <text:p text:style-name="P3"><text:span text:style-name="T3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9" draw:id="id9" draw:layer="layout" svg:width="1.4cm" svg:height="1cm" svg:x="18.8cm" svg:y="12cm">
          <text:p text:style-name="P3"><text:span text:style-name="T4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0" draw:id="id10" draw:layer="layout" svg:width="1.4cm" svg:height="1cm" svg:x="21cm" svg:y="10.8cm">
          <text:p text:style-name="P3"><text:span text:style-name="T4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1" draw:id="id11" draw:layer="layout" svg:width="1.4cm" svg:height="1cm" svg:x="20.2cm" svg:y="12.4cm">
          <text:p text:style-name="P3"><text:span text:style-name="T4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1.4cm" svg:height="0.8cm" svg:x="22.805cm" svg:y="10.2cm">
          <text:p text:style-name="P3"><text:span text:style-name="T4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3" draw:id="id13" draw:layer="layout" svg:width="1.4cm" svg:height="1cm" svg:x="24.6cm" svg:y="9.502cm">
          <text:p text:style-name="P3"><text:span text:style-name="T4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4" draw:id="id14" draw:layer="layout" svg:width="1.4cm" svg:height="1cm" svg:x="24.4cm" svg:y="8cm">
          <text:p text:style-name="P3"><text:span text:style-name="T4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.7cm" svg:y1="13cm" svg:x2="3cm" svg:y2="12.2cm" draw:start-shape="id7" draw:start-glue-point="4" draw:end-shape="id1" draw:end-glue-point="2" svg:d="M2700 13000v-400h300v-400" svg:viewBox="0 0 301 801">
          <text:p/>
        </draw:connector>
        <draw:connector draw:style-name="gr4" draw:text-style-name="P3" draw:layer="layout" svg:x1="18.5cm" svg:y1="10.8cm" svg:x2="20.6cm" svg:y2="10cm" draw:start-shape="id8" draw:start-glue-point="4" draw:end-shape="id3" draw:end-glue-point="2" svg:d="M18500 10800v-400h2100v-400" svg:viewBox="0 0 2101 801">
          <text:p/>
        </draw:connector>
        <draw:connector draw:style-name="gr4" draw:text-style-name="P3" draw:layer="layout" svg:x1="19.5cm" svg:y1="12cm" svg:x2="20.6cm" svg:y2="10cm" draw:start-shape="id9" draw:start-glue-point="4" draw:end-shape="id3" draw:end-glue-point="2" svg:d="M19500 12000v-1000h1100v-1000" svg:viewBox="0 0 1101 2001">
          <text:p/>
        </draw:connector>
        <draw:connector draw:style-name="gr4" draw:text-style-name="P3" draw:layer="layout" svg:x1="21.7cm" svg:y1="10.8cm" svg:x2="20.6cm" svg:y2="10cm" draw:start-shape="id10" draw:start-glue-point="4" draw:end-shape="id3" draw:end-glue-point="2" svg:d="M21700 10800v-400h-1100v-400" svg:viewBox="0 0 1101 801">
          <text:p/>
        </draw:connector>
        <draw:connector draw:style-name="gr4" draw:text-style-name="P3" draw:layer="layout" svg:x1="20.9cm" svg:y1="12.4cm" svg:x2="20.6cm" svg:y2="10cm" draw:start-shape="id11" draw:start-glue-point="4" draw:end-shape="id3" draw:end-glue-point="2" svg:d="M20900 12400v-1200h-300v-1200" svg:viewBox="0 0 301 2401">
          <text:p/>
        </draw:connector>
        <draw:connector draw:style-name="gr4" draw:text-style-name="P3" draw:layer="layout" svg:x1="23.01cm" svg:y1="10.317cm" svg:x2="22.2cm" svg:y2="9.3cm" draw:start-shape="id12" draw:start-glue-point="5" draw:end-shape="id3" draw:end-glue-point="1" svg:d="M23010 10317v-1017h-810" svg:viewBox="0 0 811 1018">
          <text:p/>
        </draw:connector>
        <draw:connector draw:style-name="gr4" draw:text-style-name="P3" draw:layer="layout" svg:x1="24.6cm" svg:y1="10.002cm" svg:x2="22.2cm" svg:y2="9.3cm" draw:start-shape="id13" draw:start-glue-point="6" draw:end-shape="id3" draw:end-glue-point="1" svg:d="M24600 10002h-1200v-702h-1200" svg:viewBox="0 0 2401 703">
          <text:p/>
        </draw:connector>
        <draw:connector draw:style-name="gr4" draw:text-style-name="P3" draw:layer="layout" svg:x1="24.605cm" svg:y1="8.854cm" svg:x2="22.2cm" svg:y2="9.3cm" draw:start-shape="id14" draw:start-glue-point="7" draw:end-shape="id3" draw:end-glue-point="1" svg:d="M24605 8854v648h-1305v-202h-1100" svg:viewBox="0 0 2406 649">
          <text:p/>
        </draw:connector>
        <draw:frame draw:style-name="gr6" draw:text-style-name="P7" draw:layer="layout" svg:width="0.8cm" svg:height="0.962cm" svg:x="4.4cm" svg:y="11.4cm">
          <draw:text-box>
            <text:p><text:span text:style-name="T5">n</text:span></text:p>
          </draw:text-box>
        </draw:frame>
        <draw:frame draw:style-name="gr7" draw:text-style-name="P7" draw:layer="layout" svg:width="0.975cm" svg:height="2.307cm" svg:x="18.025cm" svg:y="9.3cm">
          <draw:text-box>
            <text:p><text:span text:style-name="T5">m</text:span></text:p>
          </draw:text-box>
        </draw:frame>
        <draw:custom-shape draw:style-name="gr1" draw:text-style-name="P8" xml:id="id17" draw:id="id17" draw:layer="layout" svg:width="1.4cm" svg:height="1cm" svg:x="21.2cm" svg:y="4.6cm">
          <text:p text:style-name="P3"><text:span text:style-name="T6">Efectivo/</text:span></text:p>
          <text:p text:style-name="P3"><text:span text:style-name="T6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6" draw:id="id16" draw:layer="layout" svg:width="1.4cm" svg:height="1cm" svg:x="7.2cm" svg:y="3.8cm">
          <text:p text:style-name="P3"><text:span text:style-name="T7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5" draw:id="id15" draw:layer="layout" svg:width="1.4cm" svg:height="1cm" svg:x="6.4cm" svg:y="2.2cm">
          <text:p text:style-name="P3"><text:span text:style-name="T6">Tarjeta</text:span></text:p>
          <text:p text:style-name="P3"><text:span text:style-name="T6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0.8cm" svg:height="0.962cm" svg:x="11.6cm" svg:y="2cm">
          <draw:text-box>
            <text:p>1</text:p>
          </draw:text-box>
        </draw:frame>
        <draw:frame draw:style-name="gr6" draw:text-style-name="P10" draw:layer="layout" svg:width="0.6cm" svg:height="0.962cm" svg:x="16.8cm" svg:y="2.8cm">
          <draw:text-box>
            <text:p>n</text:p>
          </draw:text-box>
        </draw:frame>
        <draw:connector draw:style-name="gr4" draw:text-style-name="P3" draw:layer="layout" svg:x1="7.8cm" svg:y1="2.7cm" svg:x2="8.4cm" svg:y2="2.9cm" draw:start-shape="id15" draw:start-glue-point="10" draw:end-shape="id6" draw:end-glue-point="3" svg:d="M7800 2700h237v200h363" svg:viewBox="0 0 601 201">
          <text:p/>
        </draw:connector>
        <draw:connector draw:style-name="gr4" draw:text-style-name="P3" draw:layer="layout" svg:x1="8.6cm" svg:y1="4.3cm" svg:x2="10cm" svg:y2="3.6cm" draw:start-shape="id16" draw:start-glue-point="10" draw:end-shape="id6" draw:end-glue-point="2" svg:d="M8600 4300h1400v-700" svg:viewBox="0 0 1401 701">
          <text:p/>
        </draw:connector>
        <draw:connector draw:style-name="gr4" draw:text-style-name="P3" draw:layer="layout" svg:x1="21.405cm" svg:y1="4.746cm" svg:x2="21.2cm" svg:y2="3cm" draw:start-shape="id17" draw:start-glue-point="5" draw:end-shape="id5" draw:end-glue-point="1" svg:d="M21405 4746v-1746h-205" svg:viewBox="0 0 206 1747">
          <text:p/>
        </draw:connector>
        <draw:custom-shape draw:style-name="gr1" draw:text-style-name="P9" xml:id="id20" draw:id="id20" draw:layer="layout" svg:width="1.4cm" svg:height="1cm" svg:x="22.2cm" svg:y="3.2cm">
          <text:p text:style-name="P3"><text:span text:style-name="T7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8" draw:id="id18" draw:layer="layout" svg:width="1.4cm" svg:height="1cm" svg:x="9cm" svg:y="0.8cm">
          <text:p text:style-name="P3"><text:span text:style-name="T6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9" draw:id="id19" draw:layer="layout" svg:width="1.4cm" svg:height="1cm" svg:x="20.4cm" svg:y="1cm">
          <text:p text:style-name="P3"><text:span text:style-name="T6">Precio</text:span></text:p>
          <text:p text:style-name="P3"><text:span text:style-name="T6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9.7cm" svg:y1="1.8cm" svg:x2="10cm" svg:y2="2.2cm" draw:start-shape="id18" draw:start-glue-point="8" draw:end-shape="id6" draw:end-glue-point="0" svg:d="M9700 1800v201h300v199" svg:viewBox="0 0 301 401">
          <text:p/>
        </draw:connector>
        <draw:connector draw:style-name="gr4" draw:text-style-name="P3" draw:layer="layout" svg:x1="20.4cm" svg:y1="1.5cm" svg:x2="19.6cm" svg:y2="2.3cm" draw:start-shape="id19" draw:start-glue-point="6" draw:end-shape="id5" draw:end-glue-point="0" svg:d="M20400 1500h-800v800" svg:viewBox="0 0 801 801">
          <text:p/>
        </draw:connector>
        <draw:connector draw:style-name="gr4" draw:text-style-name="P3" draw:layer="layout" svg:x1="21.2cm" svg:y1="3cm" svg:x2="22.2cm" svg:y2="3.7cm" draw:start-shape="id5" draw:start-glue-point="1" draw:end-shape="id20" draw:end-glue-point="6" svg:d="M21200 3000h500v700h500" svg:viewBox="0 0 1001 701">
          <text:p/>
        </draw:connector>
        <draw:custom-shape draw:style-name="gr1" draw:text-style-name="P8" xml:id="id21" draw:id="id21" draw:layer="layout" svg:width="1.4cm" svg:height="1cm" svg:x="22.8cm" svg:y="1.4cm">
          <text:p text:style-name="P3"><text:span text:style-name="T6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1.2cm" svg:y1="3cm" svg:x2="22.8cm" svg:y2="1.9cm" draw:start-shape="id5" draw:start-glue-point="1" draw:end-shape="id21" draw:end-glue-point="6" svg:d="M21200 3000h800v-1100h800" svg:viewBox="0 0 1601 1101">
          <text:p/>
        </draw:connector>
        <draw:connector draw:style-name="gr4" draw:text-style-name="P3" draw:layer="layout" svg:x1="-0.905cm" svg:y1="1.091cm" svg:x2="-0.812cm" svg:y2="1.068cm" svg:d="M-905 1091h47v-23h46" svg:viewBox="0 0 94 24">
          <text:p/>
        </draw:connector>
        <draw:connector draw:style-name="gr4" draw:text-style-name="P3" draw:layer="layout" svg:x1="19.3cm" svg:y1="5.4cm" svg:x2="19.6cm" svg:y2="3.7cm" draw:start-shape="id22" draw:start-glue-point="4" draw:end-shape="id5" draw:end-glue-point="2" svg:d="M19300 5400v-850h300v-850" svg:viewBox="0 0 301 1701">
          <text:p/>
        </draw:connector>
        <draw:frame draw:style-name="gr8" draw:text-style-name="P11" draw:layer="layout" svg:width="13.6cm" svg:height="1.361cm" svg:x="4cm" svg:y="16.6cm">
          <draw:text-box>
            <text:p><text:span text:style-name="T8">Precio es una entidad debil que depende del</text:span></text:p>
            <text:p><text:span text:style-name="T8">ISBN de la edicion.</text:span></text:p>
          </draw:text-box>
        </draw:frame>
        <draw:frame draw:style-name="gr9" draw:text-style-name="P11" draw:layer="layout" svg:width="17.6cm" svg:height="1.916cm" svg:x="4.2cm" svg:y="18.273cm">
          <draw:text-box>
            <text:p><text:span text:style-name="T8">Al igual que con la entidad libro (que fue eliminada) , la entidad Precio por estar siempre relacionada con multiplicidad 1-n podemos eliminarla y agregar sus campos a edicion. Esto se hara al implementarla.</text:span></text:p>
          </draw:text-box>
        </draw:frame>
        <draw:custom-shape draw:style-name="gr1" draw:text-style-name="P5" xml:id="id23" draw:id="id23" draw:layer="layout" svg:width="1.4cm" svg:height="1cm" svg:x="22.405cm" svg:y="11.346cm">
          <text:p text:style-name="P3"><text:span text:style-name="T3">titulo_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0.6cm" svg:y1="10cm" svg:x2="22.61cm" svg:y2="11.492cm" draw:start-shape="id3" draw:start-glue-point="2" draw:end-shape="id23" draw:end-glue-point="5" svg:d="M20600 10000v673h2010v819" svg:viewBox="0 0 2011 1493">
          <text:p/>
        </draw:connector>
        <draw:custom-shape draw:style-name="gr10" draw:text-style-name="P5" xml:id="id24" draw:id="id24" draw:layer="layout" svg:width="1.4cm" svg:height="1.2cm" svg:x="2.2cm" svg:y="8.6cm">
          <text:p text:style-name="P12"><text:span text:style-name="T3">id_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.9cm" svg:y1="9.8cm" svg:x2="3cm" svg:y2="10.8cm" draw:start-shape="id24" draw:start-glue-point="8" draw:end-shape="id1" draw:end-glue-point="0" svg:d="M2900 9800v501h100v499" svg:viewBox="0 0 101 1001">
          <text:p/>
        </draw:connector>
        <draw:custom-shape draw:style-name="gr3" draw:text-style-name="P3" xml:id="id25" draw:id="id25" draw:layer="layout" svg:width="3.2cm" svg:height="1.4cm" svg:x="9cm" svg:y="8cm">
          <text:p text:style-name="P3">OFERTAS</text:p>
          <draw:enhanced-geometry svg:viewBox="0 0 21600 21600" draw:type="rectangle" draw:enhanced-path="M 0 0 L 21600 0 21600 21600 0 21600 0 0 Z N"/>
        </draw:custom-shape>
        <draw:custom-shape draw:style-name="gr1" draw:text-style-name="P6" xml:id="id26" draw:id="id26" draw:layer="layout" svg:width="1.4cm" svg:height="1cm" svg:x="10.4cm" svg:y="6.2cm">
          <text:p text:style-name="P3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7" draw:id="id27" draw:layer="layout" svg:width="1.4cm" svg:height="1cm" svg:x="8.2cm" svg:y="6.4cm">
          <text:p text:style-name="P3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6cm" svg:y1="8cm" svg:x2="11.1cm" svg:y2="7.2cm" draw:start-shape="id25" draw:start-glue-point="0" draw:end-shape="id26" draw:end-glue-point="8" svg:d="M10600 8000v-399h500v-401" svg:viewBox="0 0 501 801">
          <text:p/>
        </draw:connector>
        <draw:connector draw:style-name="gr4" draw:text-style-name="P3" draw:layer="layout" svg:x1="10.6cm" svg:y1="8cm" svg:x2="9.395cm" svg:y2="7.254cm" draw:start-shape="id25" draw:start-glue-point="0" draw:end-shape="id27" draw:end-glue-point="9" svg:d="M10600 8000v-299h-1205v-447" svg:viewBox="0 0 1206 747">
          <text:p/>
        </draw:connector>
        <draw:connector draw:style-name="gr4" draw:text-style-name="P3" draw:layer="layout" svg:x1="7.3cm" svg:y1="9cm" svg:x2="9cm" svg:y2="8.7cm" draw:start-shape="id28" draw:start-glue-point="4" draw:end-shape="id25" draw:end-glue-point="3" svg:d="M7300 9000v-300h1700" svg:viewBox="0 0 1701 301">
          <text:p/>
        </draw:connector>
        <draw:custom-shape draw:style-name="gr1" draw:text-style-name="P6" xml:id="id28" draw:id="id28" draw:layer="layout" svg:width="1.4cm" svg:height="1cm" svg:x="6.6cm" svg:y="9cm">
          <text:p text:style-name="P3"><text:span text:style-name="T4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9" draw:id="id29" draw:layer="layout" svg:width="1.4cm" svg:height="1cm" svg:x="10.4cm" svg:y="10cm">
          <text:p text:style-name="P12"><text:span text:style-name="T3">id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1.1cm" svg:y1="10cm" svg:x2="10.6cm" svg:y2="9.4cm" draw:start-shape="id29" draw:start-glue-point="4" draw:end-shape="id25" draw:end-glue-point="2" svg:d="M11100 10000v-300h-500v-300" svg:viewBox="0 0 501 601">
          <text:p/>
        </draw:connector>
        <draw:custom-shape draw:style-name="gr2" draw:text-style-name="P4" xml:id="id30" draw:id="id30" draw:layer="layout" svg:width="2.2cm" svg:height="2cm" svg:x="13.6cm" svg:y="7.4cm">
          <text:p text:style-name="P3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2.2cm" svg:y1="8.7cm" svg:x2="13.6cm" svg:y2="8.4cm" draw:start-shape="id25" draw:start-glue-point="1" draw:end-shape="id30" draw:end-glue-point="5" svg:d="M12200 8700h700v-300h700" svg:viewBox="0 0 1401 301">
          <text:p/>
        </draw:connector>
        <draw:connector draw:style-name="gr4" draw:text-style-name="P3" draw:layer="layout" svg:x1="15.8cm" svg:y1="8.4cm" svg:x2="20.6cm" svg:y2="8.6cm" draw:start-shape="id30" draw:start-glue-point="7" draw:end-shape="id3" draw:end-glue-point="0" svg:d="M15800 8400h1601v-301h3199v501" svg:viewBox="0 0 4801 502">
          <text:p/>
        </draw:connector>
        <draw:frame draw:style-name="gr6" draw:text-style-name="P10" draw:layer="layout" svg:width="0.6cm" svg:height="0.962cm" svg:x="12.2cm" svg:y="7.6cm">
          <draw:text-box>
            <text:p>n</text:p>
          </draw:text-box>
        </draw:frame>
        <draw:frame draw:style-name="gr6" draw:text-style-name="P10" draw:layer="layout" svg:width="0.8cm" svg:height="0.962cm" svg:x="15.8cm" svg:y="7.6cm">
          <draw:text-box>
            <text:p>1</text:p>
          </draw:text-box>
        </draw:frame>
        <draw:custom-shape draw:style-name="gr2" draw:text-style-name="P4" xml:id="id22" draw:id="id22" draw:layer="layout" svg:width="2.2cm" svg:height="2cm" svg:x="18.2cm" svg:y="5.4cm">
          <text:p text:style-name="P3"><text:span text:style-name="T2">vendi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2.2cm" svg:y1="9.3cm" svg:x2="20.4cm" svg:y2="6.4cm" draw:start-shape="id3" draw:start-glue-point="1" draw:end-shape="id22" draw:end-glue-point="7" svg:d="M22200 9300h501v-2900h-2301" svg:viewBox="0 0 2302 2901">
          <text:p/>
        </draw:connector>
        <draw:frame draw:style-name="gr6" draw:text-style-name="P10" draw:layer="layout" svg:width="0.6cm" svg:height="0.962cm" svg:x="22cm" svg:y="7.6cm">
          <draw:text-box>
            <text:p>n</text:p>
          </draw:text-box>
        </draw:frame>
        <draw:frame draw:style-name="gr6" draw:text-style-name="P10" draw:layer="layout" svg:width="0.6cm" svg:height="0.962cm" svg:x="18.4cm" svg:y="4cm">
          <draw:text-box>
            <text:p>m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04T19:55:09.838511154</dc:date>
    <meta:editing-duration>PT2H10M27S</meta:editing-duration>
    <meta:editing-cycles>6</meta:editing-cycles>
    <meta:generator>LibreOffice/4.4.4.3$Linux_X86_64 LibreOffice_project/40m0$Build-3</meta:generator>
    <dc:creator>Cuenta Temporal</dc:creator>
    <meta:document-statistic meta:object-count="93"/>
  </office:meta>
</office:document-meta>
</file>